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50000000F21A6285E8.svm" manifest:media-type=""/>
  <manifest:file-entry manifest:full-path="Pictures/2000000200000240000001B031128D47.eps" manifest:media-type=""/>
  <manifest:file-entry manifest:full-path="Pictures/200000010000019B000000F2D411CAA9.svm" manifest:media-type=""/>
  <manifest:file-entry manifest:full-path="Pictures/2000000100000077000000ED8BA927D7.svm" manifest:media-type=""/>
  <manifest:file-entry manifest:full-path="Pictures/10000000000000200000002000309F1C.png" manifest:media-type="image/png"/>
  <manifest:file-entry manifest:full-path="Pictures/2000000100000099000000F23ECEBF7C.svm" manifest:media-type=""/>
  <manifest:file-entry manifest:full-path="Pictures/20000001000001EB000000F222D7CA18.svm" manifest:media-type=""/>
  <manifest:file-entry manifest:full-path="Pictures/20000001000000D4000000A13202B11B.svm" manifest:media-type=""/>
  <manifest:file-entry manifest:full-path="Pictures/2000000100000139000000F2109F88AD.svm" manifest:media-type=""/>
  <manifest:file-entry manifest:full-path="Pictures/200000010000048E0000015FCFE0364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|A_v| 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-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0.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417cm" svg:height="4.063cm" svg:x="3.924cm" svg:y="0.501cm">
          <draw:image xlink:href="Pictures/2000000200000240000001B031128D47.eps" xlink:type="simple" xlink:show="embed" xlink:actuate="onLoad">
            <text:p/>
          </draw:image>
        </draw:frame>
        <draw:frame draw:style-name="gr2" draw:text-style-name="P1" draw:layer="layout" svg:width="0.253cm" svg:height="0.192cm" svg:x="9.201cm" svg:y="4.372cm">
          <draw:image xlink:href="Pictures/20000001000000D4000000A13202B11B.svm" xlink:type="simple" xlink:show="embed" xlink:actuate="onLoad">
            <text:p/>
          </draw:image>
        </draw:frame>
        <draw:frame draw:style-name="gr3" draw:text-style-name="P1" draw:layer="layout" svg:width="1.398cm" svg:height="0.42cm" svg:x="4.076cm" svg:y="0.281cm">
          <draw:image xlink:href="Pictures/200000010000048E0000015FCFE03642.svm" xlink:type="simple" xlink:show="embed" xlink:actuate="onLoad">
            <text:p/>
          </draw:image>
        </draw:frame>
        <draw:frame draw:style-name="gr4" draw:text-style-name="P1" draw:layer="layout" svg:width="0.374cm" svg:height="0.289cm" svg:x="4.093cm" svg:y="1.482cm">
          <draw:image xlink:href="Pictures/2000000100000139000000F2109F88AD.svm" xlink:type="simple" xlink:show="embed" xlink:actuate="onLoad">
            <text:p/>
          </draw:image>
        </draw:frame>
        <draw:frame draw:style-name="gr5" draw:text-style-name="P1" draw:layer="layout" svg:width="0.182cm" svg:height="0.289cm" svg:x="4.285cm" svg:y="2.322cm">
          <draw:image xlink:href="Pictures/2000000100000099000000F23ECEBF7C.svm" xlink:type="simple" xlink:show="embed" xlink:actuate="onLoad">
            <text:p/>
          </draw:image>
        </draw:frame>
        <draw:frame draw:style-name="gr6" draw:text-style-name="P1" draw:layer="layout" svg:width="0.709cm" svg:height="0.289cm" svg:x="3.758cm" svg:y="3.163cm">
          <draw:image xlink:href="Pictures/2000000100000250000000F21A6285E8.svm" xlink:type="simple" xlink:show="embed" xlink:actuate="onLoad">
            <text:p/>
          </draw:image>
        </draw:frame>
        <draw:frame draw:style-name="gr7" draw:text-style-name="P1" draw:layer="layout" svg:width="0.588cm" svg:height="0.289cm" svg:x="7.928cm" svg:y="4.275cm">
          <draw:image xlink:href="Pictures/20000001000001EB000000F222D7CA18.svm" xlink:type="simple" xlink:show="embed" xlink:actuate="onLoad">
            <text:p/>
          </draw:image>
        </draw:frame>
        <draw:frame draw:style-name="gr4" draw:text-style-name="P1" draw:layer="layout" svg:width="0.374cm" svg:height="0.289cm" svg:x="6.859cm" svg:y="4.275cm">
          <draw:image xlink:href="Pictures/2000000100000139000000F2109F88AD.svm" xlink:type="simple" xlink:show="embed" xlink:actuate="onLoad">
            <text:p/>
          </draw:image>
        </draw:frame>
        <draw:frame draw:style-name="gr8" draw:text-style-name="P1" draw:layer="layout" svg:width="0.142cm" svg:height="0.283cm" svg:x="5.746cm" svg:y="4.281cm">
          <draw:image xlink:href="Pictures/2000000100000077000000ED8BA927D7.svm" xlink:type="simple" xlink:show="embed" xlink:actuate="onLoad">
            <text:p/>
          </draw:image>
        </draw:frame>
        <draw:frame draw:style-name="gr9" draw:text-style-name="P1" draw:layer="layout" svg:width="0.492cm" svg:height="0.289cm" svg:x="4.365cm" svg:y="4.275cm">
          <draw:image xlink:href="Pictures/200000010000019B000000F2D411CAA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4T21:07:27</meta:creation-date>
    <meta:editing-duration>PT4M50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7-04T21:12:16</dc:date>
    <dc:creator>kkk </dc:creator>
    <meta:document-statistic meta:object-count="10"/>
    <meta:template xlink:type="simple" xlink:actuate="onRequest" xlink:title="kkkFigures" xlink:href="../../../../.libreoffice/3/user/template/kkkFigures.otg" meta:date="2014-07-04T21:07:27"/>
  </office:meta>
</office:document-meta>
</file>